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Heading_20_3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2 — Background &amp; Field of Invention</text:span></text:h>
      <text:p text:style-name="P3"><text:span text:style-name="Strong_20_Emphasis">Inventor:</text:span> <text:span text:style-name="Emphasis">Meir Niv</text:span></text:p>
      <text:p text:style-name="P4"/>
      <text:h text:style-name="P1" text:outline-level="1"><text:span text:style-name="Strong_20_Emphasis">2. BACKGROUND &amp; FIELD OF INVENTION</text:span></text:h>
      <text:h text:style-name="P2" text:outline-level="2"><text:span text:style-name="Strong_20_Emphasis">2.1 Field of the Invention</text:span></text:h>
      <text:p text:style-name="P3">This invention belongs to the following technical fields:</text:p>
      <text:list text:style-name="L1">
        <text:list-item>
          <text:p text:style-name="P5"><text:span text:style-name="Strong_20_Emphasis">Robotics &amp; Humanoid Robotics</text:span></text:p>
        </text:list-item>
        <text:list-item>
          <text:p text:style-name="P5"><text:span text:style-name="Strong_20_Emphasis">Automated Cooking &amp; Food-Preparation Machines</text:span></text:p>
        </text:list-item>
        <text:list-item>
          <text:p text:style-name="P5"><text:span text:style-name="Strong_20_Emphasis">AI-Driven Kitchen Automation</text:span></text:p>
        </text:list-item>
        <text:list-item>
          <text:p text:style-name="P5"><text:span text:style-name="Strong_20_Emphasis">Encrypted Supply Chain Systems</text:span></text:p>
        </text:list-item>
        <text:list-item>
          <text:p text:style-name="P5"><text:span text:style-name="Strong_20_Emphasis">Secure Digital Authorization for Consumables</text:span></text:p>
        </text:list-item>
        <text:list-item>
          <text:p text:style-name="P5"><text:span text:style-name="Strong_20_Emphasis">Human–Robot Interaction</text:span></text:p>
        </text:list-item>
        <text:list-item>
          <text:p text:style-name="P5"><text:span text:style-name="Strong_20_Emphasis">Commercial, Residential, and Industrial Kitchen Technologies</text:span></text:p>
        </text:list-item>
      </text:list>
      <text:p text:style-name="P3">The RoboChef invention merges multiple disciplines into a unified, fully automated culinary ecosystem. It covers <text:span text:style-name="Strong_20_Emphasis">software</text:span>, <text:span text:style-name="Strong_20_Emphasis">hardware</text:span>, <text:span text:style-name="Strong_20_Emphasis">ingredients verification</text:span>, <text:span text:style-name="Strong_20_Emphasis">security protocols</text:span>, <text:span text:style-name="Strong_20_Emphasis">AI learning</text:span>, and <text:span text:style-name="Strong_20_Emphasis">robotic execution of cooking tasks</text:span>.</text:p>
      <text:p text:style-name="P4"/>
      <text:h text:style-name="P1" text:outline-level="1"><text:span text:style-name="Strong_20_Emphasis">2.2 Background &amp; Problem Statement</text:span></text:h>
      <text:p text:style-name="P3">Meal preparation today suffers from several long-standing problems:</text:p>
      <text:h text:style-name="P6" text:outline-level="3"><text:span text:style-name="Strong_20_Emphasis">1. Time consumption</text:span></text:h>
      <text:p text:style-name="P3">Cooking requires significant time for:</text:p>
      <text:list text:style-name="L2">
        <text:list-item>
          <text:p text:style-name="P7">shopping</text:p>
        </text:list-item>
        <text:list-item>
          <text:p text:style-name="P7">ingredient preparation</text:p>
        </text:list-item>
        <text:list-item>
          <text:p text:style-name="P7">cutting, measuring, seasoning</text:p>
        </text:list-item>
        <text:list-item>
          <text:p text:style-name="P7">cooking</text:p>
        </text:list-item>
        <text:list-item>
          <text:p text:style-name="P7">cleanup</text:p>
        </text:list-item>
      </text:list>
      <text:p text:style-name="P3">Most families or working individuals lack time to cook fresh meals consistently.</text:p>
      <text:p text:style-name="P4"/>
      <text:h text:style-name="P6" text:outline-level="3"><text:span text:style-name="Strong_20_Emphasis">2. Inconsistent food quality</text:span></text:h>
      <text:p text:style-name="P3">Traditional cooking quality varies by:</text:p>
      <text:list text:style-name="L3">
        <text:list-item>
          <text:p text:style-name="P8">individual skill</text:p>
        </text:list-item>
        <text:list-item>
          <text:p text:style-name="P8">ingredient freshness</text:p>
        </text:list-item>
        <text:list-item>
          <text:p text:style-name="P8">recipe interpretation</text:p>
        </text:list-item>
        <text:list-item>
          <text:p text:style-name="P8">timing</text:p>
        </text:list-item>
        <text:list-item>
          <text:p text:style-name="P8">heat control</text:p>
        </text:list-item>
      </text:list>
      <text:p text:style-name="P3">Commercial kitchens face the same problem at scale.</text:p>
      <text:p text:style-name="P4"/>
      <text:h text:style-name="P6" text:outline-level="3"><text:span text:style-name="Strong_20_Emphasis">3. Limited automation solutions today</text:span></text:h>
      <text:p text:style-name="P3">Existing automated cooking systems are:</text:p>
      <text:list text:style-name="L4">
        <text:list-item>
          <text:p text:style-name="P9">Partial (e.g., automatic stirrers, smart ovens)</text:p>
        </text:list-item>
        <text:list-item>
          <text:p text:style-name="P9"><text:soft-page-break/>Recipe-limited</text:p>
        </text:list-item>
        <text:list-item>
          <text:p text:style-name="P9">Hardware-specific</text:p>
        </text:list-item>
        <text:list-item>
          <text:p text:style-name="P9">Non-humanoid</text:p>
        </text:list-item>
        <text:list-item>
          <text:p text:style-name="P9">Require proprietary tools</text:p>
        </text:list-item>
        <text:list-item>
          <text:p text:style-name="P9">Incompatible with standard household utensils</text:p>
        </text:list-item>
      </text:list>
      <text:p text:style-name="P3">No system exists that can <text:span text:style-name="Strong_20_Emphasis">use a normal kitchen like a trained human chef.</text:span></text:p>
      <text:p text:style-name="P4"/>
      <text:h text:style-name="P6" text:outline-level="3"><text:span text:style-name="Strong_20_Emphasis">4. Food safety concerns</text:span></text:h>
      <text:p text:style-name="P3">Consumers want:</text:p>
      <text:list text:style-name="L5">
        <text:list-item>
          <text:p text:style-name="P10">predictable quality</text:p>
        </text:list-item>
        <text:list-item>
          <text:p text:style-name="P10">verified ingredients</text:p>
        </text:list-item>
        <text:list-item>
          <text:p text:style-name="P10">secure supply chain</text:p>
        </text:list-item>
        <text:list-item>
          <text:p text:style-name="P10">allergy control</text:p>
        </text:list-item>
        <text:list-item>
          <text:p text:style-name="P10">authentication of food origin</text:p>
        </text:list-item>
      </text:list>
      <text:p text:style-name="P3">No present cooking robot verifies food authenticity using <text:span text:style-name="Strong_20_Emphasis">encryption or anti-tampering technology.</text:span></text:p>
      <text:p text:style-name="P4"/>
      <text:h text:style-name="P6" text:outline-level="3"><text:span text:style-name="Strong_20_Emphasis">5. Lack of a global recipe and food supply ecosystem</text:span></text:h>
      <text:p text:style-name="P3">There is currently no platform where:</text:p>
      <text:list text:style-name="L6">
        <text:list-item>
          <text:p text:style-name="P11">recipes,</text:p>
        </text:list-item>
        <text:list-item>
          <text:p text:style-name="P11">ingredients,</text:p>
        </text:list-item>
        <text:list-item>
          <text:p text:style-name="P11">robots,</text:p>
        </text:list-item>
        <text:list-item>
          <text:p text:style-name="P11">kitchens,</text:p>
        </text:list-item>
        <text:list-item>
          <text:p text:style-name="P11">vendors</text:p>
        </text:list-item>
      </text:list>
      <text:p text:style-name="P3">…operate under a unified, protected, encrypted standard.</text:p>
      <text:p text:style-name="P4"/>
      <text:h text:style-name="P1" text:outline-level="1"><text:span text:style-name="Strong_20_Emphasis">2.3 The Proposed Solution</text:span></text:h>
      <text:p text:style-name="P3">The RoboChef invention solves all of the above through:</text:p>
      <text:h text:style-name="P6" text:outline-level="3"><text:span text:style-name="Strong_20_Emphasis">(A) Humanoid robot capable of cooking like a skilled chef</text:span></text:h>
      <text:list text:style-name="L7">
        <text:list-item>
          <text:p text:style-name="P12">Uses regular household/commercial appliances</text:p>
        </text:list-item>
        <text:list-item>
          <text:p text:style-name="P12">No need for special pots or pans</text:p>
        </text:list-item>
        <text:list-item>
          <text:p text:style-name="P12">Learns the home layout</text:p>
        </text:list-item>
        <text:list-item>
          <text:p text:style-name="P12">Adjusts to user preferences</text:p>
        </text:list-item>
        <text:list-item>
          <text:p text:style-name="P12">Executes recipes with professional consistency</text:p>
        </text:list-item>
      </text:list>
      <text:p text:style-name="P4"/>
      <text:h text:style-name="P6" text:outline-level="3"><text:span text:style-name="Strong_20_Emphasis">(B) Appliance-Based Robotic Cooking Unit</text:span></text:h>
      <text:p text:style-name="P3">For smaller homes or budget users:</text:p>
      <text:list text:style-name="L8">
        <text:list-item>
          <text:p text:style-name="P13">a compact, integrated cooking module</text:p>
        </text:list-item>
        <text:list-item>
          <text:p text:style-name="P13">handles food prep, mixing, frying, boiling, baking</text:p>
        </text:list-item>
        <text:list-item>
          <text:p text:style-name="P13">reads encrypted ingredient capsules</text:p>
        </text:list-item>
        <text:list-item>
          <text:p text:style-name="P13">prepares meals automatically</text:p>
        </text:list-item>
      </text:list>
      <text:p text:style-name="P4"/>
      <text:h text:style-name="P6" text:outline-level="3"><text:soft-page-break/><text:span text:style-name="Strong_20_Emphasis">(C) Encrypted Ingredient Authorization System (AEC)</text:span></text:h>
      <text:p text:style-name="P3">A world-first encrypted ingredient validation system:</text:p>
      <text:list text:style-name="L9">
        <text:list-item>
          <text:p text:style-name="P14">Each food package has a daily rotating encrypted code</text:p>
        </text:list-item>
        <text:list-item>
          <text:p text:style-name="P14">Robot will <text:span text:style-name="Strong_20_Emphasis">reject</text:span> any package:</text:p>
          <text:list>
            <text:list-item>
              <text:p text:style-name="P14">without code</text:p>
            </text:list-item>
            <text:list-item>
              <text:p text:style-name="P14">with expired code</text:p>
            </text:list-item>
            <text:list-item>
              <text:p text:style-name="P14">with counterfeit code</text:p>
            </text:list-item>
            <text:list-item>
              <text:p text:style-name="P14">with tampered code</text:p>
            </text:list-item>
          </text:list>
        </text:list-item>
        <text:list-item>
          <text:p text:style-name="P14">Only approved vendors can buy AEC licenses</text:p>
        </text:list-item>
        <text:list-item>
          <text:p text:style-name="P14">Secures the business model</text:p>
        </text:list-item>
      </text:list>
      <text:p text:style-name="P3">This is <text:span text:style-name="Strong_20_Emphasis">the core patent advantage</text:span> because:</text:p>
      <text:p text:style-name="P3"><text:span text:style-name="Strong_20_Emphasis">Without the AEC, the robot will not operate.<text:line-break/>With the AEC, you control the global ecosystem.</text:span></text:p>
      <text:p text:style-name="P4"/>
      <text:h text:style-name="P1" text:outline-level="1">✔️ SECTION 2 Delivered</text:h>
      <text:p text:style-name="P3">When you are ready, say:</text:p>
      <text:h text:style-name="P6" text:outline-level="3"><text:span text:style-name="Strong_20_Emphasis">“Proceed with Section 3”</text:span></text:h>
      <text:p text:style-name="P3">Next:</text:p>
      <text:h text:style-name="P2" text:outline-level="2"><text:span text:style-name="Strong_20_Emphasis">SECTION 3 — Summary of the Invention</text:span></text:h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2:19:56.229307800</meta:creation-date>
    <dc:date>2025-11-17T22:20:50.219913900</dc:date>
    <meta:editing-duration>PT54S</meta:editing-duration>
    <meta:editing-cycles>1</meta:editing-cycles>
    <meta:document-statistic meta:table-count="0" meta:image-count="0" meta:object-count="0" meta:page-count="3" meta:paragraph-count="88" meta:word-count="480" meta:character-count="3103" meta:non-whitespace-character-count="2759"/>
    <meta:generator>LibreOffice/25.8.2.2$Windows_X86_64 LibreOffice_project/d401f2107ccab8f924a8e2df40f573aab7605b6f</meta:generator>
  </office:meta>
</office:document-meta>
</file>